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aanden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prijs vast</text:p>
          </table:table-cell>
          <table:table-cell office:value-type="string" calcext:value-type="string">
            <text:p>factor</text:p>
          </table:table-cell>
          <table:table-cell table:style-name="Default" office:value-type="string" calcext:value-type="string">
            <text:p>E$2*D3</text:p>
          </table:table-cell>
          <table:table-cell table:number-columns-repeated="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19" calcext:value-type="float">
            <text:p>1419</text:p>
          </table:table-cell>
          <table:table-cell table:style-name="ce2" table:formula="of:=[.C2]/[.C$2]" office:value-type="float" office:value="1" calcext:value-type="float">
            <text:p>1</text:p>
          </table:table-cell>
          <table:table-cell table:style-name="ce2" office:value-type="float" office:value="866" calcext:value-type="float">
            <text:p>86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820*[.H2]"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0" calcext:value-type="float">
            <text:p>20000</text:p>
          </table:table-cell>
          <table:table-cell office:value-type="float" office:value="1469" calcext:value-type="float">
            <text:p>1469</text:p>
          </table:table-cell>
          <table:table-cell table:formula="of:=[.C3]/[.C$2]" office:value-type="float" office:value="1.03523608174771" calcext:value-type="float">
            <text:p>1,03523608174771</text:p>
          </table:table-cell>
          <table:table-cell table:formula="of:=[.E$2]*[.D3]" office:value-type="float" office:value="896.514446793517" calcext:value-type="float">
            <text:p>897</text:p>
          </table:table-cell>
          <table:table-cell table:number-columns-repeated="2"/>
          <table:table-cell office:value-type="float" office:value="1.3" calcext:value-type="float">
            <text:p>1,3</text:p>
          </table:table-cell>
          <table:table-cell table:formula="of:=820*[.H3]"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 office:value-type="float" office:value="1589" calcext:value-type="float">
            <text:p>1589</text:p>
          </table:table-cell>
          <table:table-cell table:formula="of:=[.C4]/[.C$2]" office:value-type="float" office:value="1.11980267794221" calcext:value-type="float">
            <text:p>1,11980267794221</text:p>
          </table:table-cell>
          <table:table-cell table:formula="of:=[.E$2]*[.D4]" office:value-type="float" office:value="969.749119097956" calcext:value-type="float">
            <text:p>970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formula="of:=820*[.H4]"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00" calcext:value-type="float">
            <text:p>40000</text:p>
          </table:table-cell>
          <table:table-cell office:value-type="float" office:value="1659" calcext:value-type="float">
            <text:p>1659</text:p>
          </table:table-cell>
          <table:table-cell table:formula="of:=[.C5]/[.C$2]" office:value-type="float" office:value="1.16913319238901" calcext:value-type="float">
            <text:p>1,16913319238901</text:p>
          </table:table-cell>
          <table:table-cell table:formula="of:=[.E$2]*[.D5]" office:value-type="float" office:value="1012.46934460888" calcext:value-type="float">
            <text:p>1012</text:p>
          </table:table-cell>
          <table:table-cell table:number-columns-repeated="2"/>
          <table:table-cell office:value-type="float" office:value="1.7" calcext:value-type="float">
            <text:p>1,7</text:p>
          </table:table-cell>
          <table:table-cell table:formula="of:=820*[.H5]"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1149" calcext:value-type="float">
            <text:p>1149</text:p>
          </table:table-cell>
          <table:table-cell table:formula="of:=[.C6]/[.C$2]" office:value-type="float" office:value="0.809725158562368" calcext:value-type="float">
            <text:p>0,809725158562368</text:p>
          </table:table-cell>
          <table:table-cell table:formula="of:=[.E$2]*[.D6]" office:value-type="float" office:value="701.221987315011" calcext:value-type="float">
            <text:p>701</text:p>
          </table:table-cell>
          <table:table-cell table:formula="of:=[.D6]/[.D$6]" office:value-type="float" office:value="1" calcext:value-type="float">
            <text:p>1</text:p>
          </table:table-cell>
          <table:table-cell/>
          <table:table-cell table:formula="of:=[.H2]*0.95" office:value-type="float" office:value="0.95" calcext:value-type="float">
            <text:p>0,95</text:p>
          </table:table-cell>
          <table:table-cell table:formula="of:=820*[.H6]"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" calcext:value-type="float">
            <text:p>20000</text:p>
          </table:table-cell>
          <table:table-cell office:value-type="float" office:value="1199" calcext:value-type="float">
            <text:p>1199</text:p>
          </table:table-cell>
          <table:table-cell table:formula="of:=[.C7]/[.C$2]" office:value-type="float" office:value="0.844961240310077" calcext:value-type="float">
            <text:p>0,844961240310077</text:p>
          </table:table-cell>
          <table:table-cell table:formula="of:=[.E$2]*[.D7]" office:value-type="float" office:value="731.736434108527" calcext:value-type="float">
            <text:p>732</text:p>
          </table:table-cell>
          <table:table-cell table:formula="of:=[.D7]/[.D$6]" office:value-type="float" office:value="1.04351610095735" calcext:value-type="float">
            <text:p>1,04351610095735</text:p>
          </table:table-cell>
          <table:table-cell/>
          <table:table-cell table:formula="of:=[.H3]*0.95" office:value-type="float" office:value="1.235" calcext:value-type="float">
            <text:p>1,235</text:p>
          </table:table-cell>
          <table:table-cell table:formula="of:=820*[.H7]" office:value-type="float" office:value="1012.7" calcext:value-type="float">
            <text:p>1012,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000" calcext:value-type="float">
            <text:p>30000</text:p>
          </table:table-cell>
          <table:table-cell office:value-type="float" office:value="1289" calcext:value-type="float">
            <text:p>1289</text:p>
          </table:table-cell>
          <table:table-cell table:formula="of:=[.C8]/[.C$2]" office:value-type="float" office:value="0.908386187455955" calcext:value-type="float">
            <text:p>0,908386187455955</text:p>
          </table:table-cell>
          <table:table-cell table:formula="of:=[.E$2]*[.D8]" office:value-type="float" office:value="786.662438336857" calcext:value-type="float">
            <text:p>787</text:p>
          </table:table-cell>
          <table:table-cell table:formula="of:=[.D8]/[.D$6]" office:value-type="float" office:value="1.12184508268059" calcext:value-type="float">
            <text:p>1,12184508268059</text:p>
          </table:table-cell>
          <table:table-cell/>
          <table:table-cell table:formula="of:=[.H4]*0.95" office:value-type="float" office:value="1.425" calcext:value-type="float">
            <text:p>1,425</text:p>
          </table:table-cell>
          <table:table-cell table:formula="of:=820*[.H8]" office:value-type="float" office:value="1168.5" calcext:value-type="float">
            <text:p>1168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00" calcext:value-type="float">
            <text:p>40000</text:p>
          </table:table-cell>
          <table:table-cell office:value-type="float" office:value="1379" calcext:value-type="float">
            <text:p>1379</text:p>
          </table:table-cell>
          <table:table-cell table:formula="of:=[.C9]/[.C$2]" office:value-type="float" office:value="0.971811134601832" calcext:value-type="float">
            <text:p>0,971811134601832</text:p>
          </table:table-cell>
          <table:table-cell table:formula="of:=[.E$2]*[.D9]" office:value-type="float" office:value="841.588442565187" calcext:value-type="float">
            <text:p>842</text:p>
          </table:table-cell>
          <table:table-cell table:formula="of:=[.D9]/[.D$6]" office:value-type="float" office:value="1.20017406440383" calcext:value-type="float">
            <text:p>1,20017406440383</text:p>
          </table:table-cell>
          <table:table-cell/>
          <table:table-cell table:formula="of:=[.H5]*0.95" office:value-type="float" office:value="1.615" calcext:value-type="float">
            <text:p>1,615</text:p>
          </table:table-cell>
          <table:table-cell table:formula="of:=820*[.H9]" office:value-type="float" office:value="1324.3" calcext:value-type="float">
            <text:p>1324,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1039" calcext:value-type="float">
            <text:p>1039</text:p>
          </table:table-cell>
          <table:table-cell table:formula="of:=[.C10]/[.C$2]" office:value-type="float" office:value="0.732205778717407" calcext:value-type="float">
            <text:p>0,732205778717407</text:p>
          </table:table-cell>
          <table:table-cell table:formula="of:=[.E$2]*[.D10]" office:value-type="float" office:value="634.090204369274" calcext:value-type="float">
            <text:p>634</text:p>
          </table:table-cell>
          <table:table-cell table:formula="of:=[.D10]/[.D$10]" office:value-type="float" office:value="1" calcext:value-type="float">
            <text:p>1</text:p>
          </table:table-cell>
          <table:table-cell/>
          <table:table-cell table:formula="of:=[.H2]*0.9" office:value-type="float" office:value="0.9" calcext:value-type="float">
            <text:p>0,9</text:p>
          </table:table-cell>
          <table:table-cell table:formula="of:=820*[.H10]"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00" calcext:value-type="float">
            <text:p>20000</text:p>
          </table:table-cell>
          <table:table-cell office:value-type="float" office:value="1079" calcext:value-type="float">
            <text:p>1079</text:p>
          </table:table-cell>
          <table:table-cell table:formula="of:=[.C11]/[.C$2]" office:value-type="float" office:value="0.760394644115574" calcext:value-type="float">
            <text:p>0,760394644115574</text:p>
          </table:table-cell>
          <table:table-cell table:formula="of:=[.E$2]*[.D11]" office:value-type="float" office:value="658.501761804087" calcext:value-type="float">
            <text:p>659</text:p>
          </table:table-cell>
          <table:table-cell table:formula="of:=[.D11]/[.D$10]" office:value-type="float" office:value="1.03849855630414" calcext:value-type="float">
            <text:p>1,03849855630414</text:p>
          </table:table-cell>
          <table:table-cell/>
          <table:table-cell table:formula="of:=[.H3]*0.9" office:value-type="float" office:value="1.17" calcext:value-type="float">
            <text:p>1,17</text:p>
          </table:table-cell>
          <table:table-cell table:formula="of:=820*[.H11]" office:value-type="float" office:value="959.4" calcext:value-type="float">
            <text:p>959,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000" calcext:value-type="float">
            <text:p>30000</text:p>
          </table:table-cell>
          <table:table-cell office:value-type="float" office:value="1139" calcext:value-type="float">
            <text:p>1139</text:p>
          </table:table-cell>
          <table:table-cell table:formula="of:=[.C12]/[.C$2]" office:value-type="float" office:value="0.802677942212826" calcext:value-type="float">
            <text:p>0,802677942212826</text:p>
          </table:table-cell>
          <table:table-cell table:formula="of:=[.E$2]*[.D12]" office:value-type="float" office:value="695.119097956307" calcext:value-type="float">
            <text:p>695</text:p>
          </table:table-cell>
          <table:table-cell table:formula="of:=[.D12]/[.D$10]" office:value-type="float" office:value="1.09624639076035" calcext:value-type="float">
            <text:p>1,09624639076035</text:p>
          </table:table-cell>
          <table:table-cell/>
          <table:table-cell table:formula="of:=[.H4]*0.9" office:value-type="float" office:value="1.35" calcext:value-type="float">
            <text:p>1,35</text:p>
          </table:table-cell>
          <table:table-cell table:formula="of:=820*[.H12]" office:value-type="float" office:value="1107" calcext:value-type="float">
            <text:p>110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1149/1419" office:value-type="float" office:value="0.809725158562368" calcext:value-type="float">
            <text:p>0,809725158562368</text:p>
          </table:table-cell>
          <table:table-cell table:number-columns-repeated="2"/>
          <table:table-cell table:style-name="Default" table:formula="of:=[.E6]/[.E2]" office:value-type="float" office:value="0.809725158562368" calcext:value-type="float">
            <text:p>0,809725158562368</text:p>
          </table:table-cell>
          <table:table-cell table:number-columns-repeated="4"/>
        </table:table-row>
        <table:table-row table:style-name="ro1">
          <table:table-cell/>
          <table:table-cell table:formula="of:=[.C10]/[.C2]" office:value-type="float" office:value="0.732205778717407" calcext:value-type="float">
            <text:p>0,732205778717407</text:p>
          </table:table-cell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11:59:32.42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04:52:55.382000000</meta:creation-date>
    <dc:date>2022-07-12T13:11:25.644000000</dc:date>
    <meta:editing-duration>PT3H12M50S</meta:editing-duration>
    <meta:editing-cycles>3</meta:editing-cycles>
    <meta:generator>LibreOffice/7.3.2.2$Windows_X86_64 LibreOffice_project/49f2b1bff42cfccbd8f788c8dc32c1c309559be0</meta:generator>
    <meta:document-statistic meta:table-count="1" meta:cell-count="92" meta:object-count="0"/>
  </office:meta>
</office:document-meta>
</file>